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0abed6" officeooo:paragraph-rsid="000abed6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0abed6" officeooo:paragraph-rsid="000abed6" style:font-size-asian="11pt" style:font-size-complex="11pt"/>
    </style:style>
    <style:style style:name="P3" style:family="paragraph" style:parent-style-name="Standard" style:list-style-name="L3">
      <style:text-properties fo:font-size="11pt" style:font-size-asian="11pt" style:font-size-complex="11pt"/>
    </style:style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2">
      <style:text-properties fo:font-size="11pt" officeooo:paragraph-rsid="000c38ce" style:font-size-asian="11pt" style:font-size-complex="11pt"/>
    </style:style>
    <style:style style:name="P6" style:family="paragraph" style:parent-style-name="Standard">
      <style:text-properties fo:font-size="11pt" fo:font-style="italic" officeooo:paragraph-rsid="000c38ce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0abed6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1pt" officeooo:rsid="000abed6" officeooo:paragraph-rsid="000abed6" style:font-size-asian="11pt" style:font-size-complex="11pt"/>
    </style:style>
    <style:style style:name="P9" style:family="paragraph" style:parent-style-name="Text_20_body">
      <style:text-properties fo:font-size="11pt" fo:font-weight="bold" officeooo:rsid="000abed6" officeooo:paragraph-rsid="000abed6" style:font-size-asian="11pt" style:font-weight-asian="bold" style:font-size-complex="11pt" style:font-weight-complex="bold"/>
    </style:style>
    <style:style style:name="T1" style:family="text">
      <style:text-properties officeooo:rsid="000abed6"/>
    </style:style>
    <style:style style:name="T2" style:family="text">
      <style:text-properties officeooo:rsid="000c38ce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11pt" style:font-size-asian="11pt" style:font-size-complex="11pt"/>
    </style:style>
    <style:style style:name="T5" style:family="text">
      <style:text-properties style:font-name="DejaVu Sans Mono" fo:font-size="10pt" style:font-size-asian="10pt" style:font-size-complex="10pt"/>
    </style:style>
    <style:style style:name="T6" style:family="text">
      <style:text-properties officeooo:rsid="000d86e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Manuel PhotoBooth</text:span></text:p>
      <text:p text:style-name="P2"/>
      <text:p text:style-name="P1">Préparation</text:p>
      <text:list xml:id="list1332317674" text:style-name="L3">
        <text:list-item>
          <text:p text:style-name="P3">photobooth éteint</text:p>
        </text:list-item>
        <text:list-item>
          <text:p text:style-name="P3">enlever la clef usb étiquetée <text:span text:style-name="T2">photobooth</text:span></text:p>
        </text:list-item>
        <text:list-item>
          <text:p text:style-name="P3">copier les overlays dans le répertoire <text:span text:style-name="T5">overlays/</text:span></text:p>
          <text:list>
            <text:list-item>
              <text:p text:style-name="P3">Acceuil.png : <text:span text:style-name="T1">affich</text:span><text:span text:style-name="T6">é</text:span><text:span text:style-name="T1"> pendant l’attente</text:span></text:p>
            </text:list-item>
            <text:list-item>
              <text:p text:style-name="P3">3.png / 2.png / 1.png : <text:span text:style-name="T1">compte à rebours avant la prise de photo</text:span></text:p>
            </text:list-item>
            <text:list-item>
              <text:p text:style-name="P3">Merci.png : <text:span text:style-name="T1">après la prise de photo, avant de l’afficher</text:span></text:p>
            </text:list-item>
          </text:list>
        </text:list-item>
        <text:list-item>
          <text:p text:style-name="P3">rebrancher la clef usb</text:p>
        </text:list-item>
        <text:list-item>
          <text:p text:style-name="P3">les overlays remplaceront les actuels au moment de l’allumage du photobooth</text:p>
        </text:list-item>
      </text:list>
      <text:p text:style-name="P8"/>
      <text:p text:style-name="P9">Utilisation</text:p>
      <text:list xml:id="list3294217431" text:style-name="L2">
        <text:list-item>
          <text:p text:style-name="P4">vérifier que la clef usb est bien sur la rallonge usb</text:p>
        </text:list-item>
        <text:list-item>
          <text:p text:style-name="P4">vérifier le branchement de l’écran (hdmi+usb)</text:p>
        </text:list-item>
        <text:list-item>
          <text:p text:style-name="P4">brancher la prise 230V</text:p>
        </text:list-item>
        <text:list-item>
          <text:p text:style-name="P4">pour prendre une photo, appuyer sur le gros bouton rouge</text:p>
        </text:list-item>
        <text:list-item>
          <text:p text:style-name="P4">éteindre le photobooth par un appui long sur le bouton en dessous</text:p>
        </text:list-item>
        <text:list-item>
          <text:p text:style-name="P5">une fois éteint, <text:span text:style-name="T2">débrancher la prise 230V</text:span></text:p>
        </text:list-item>
        <text:list-item>
          <text:p text:style-name="P5">enlever la clef et récupérer les photos</text:p>
        </text:list-item>
        <text:list-item>
          <text:p text:style-name="P4">rigole<text:span text:style-name="T2">r</text:span> de/<text:span text:style-name="T2">avec</text:span> vos amis ;)</text:p>
        </text:list-item>
      </text:list>
      <text:p text:style-name="P6">Note : pour arrêter/démarrer l’application, appui court sur le bouton en dessous</text:p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3:08:24.757766022</meta:creation-date>
    <dc:title>marges1cm</dc:title>
    <meta:editing-duration>PT9M39S</meta:editing-duration>
    <meta:editing-cycles>2</meta:editing-cycles>
    <meta:generator>LibreOffice/6.4.7.2$Linux_X86_64 LibreOffice_project/40$Build-2</meta:generator>
    <meta:initial-creator>Jérôme Labidurie</meta:initial-creator>
    <meta:printed-by>Jérôme Labidurie</meta:printed-by>
    <meta:print-date>2022-09-25T13:26:55.472935456</meta:print-date>
    <dc:date>2022-09-25T13:49:34.900871114</dc:date>
    <dc:creator>Jérôme Labidurie</dc:creator>
    <meta:document-statistic meta:table-count="0" meta:image-count="0" meta:object-count="0" meta:page-count="1" meta:paragraph-count="20" meta:word-count="153" meta:character-count="844" meta:non-whitespace-character-count="727"/>
    <meta:template xlink:type="simple" xlink:actuate="onRequest" xlink:title="marges1cm" xlink:href="../../../../.config/libreoffice/4/user/template/marges1cm.ott" meta:date="2022-09-25T13:08:23.720399063"/>
  </office:meta>
</office:document-meta>
</file>